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38cm"/>
    </style:style>
    <style:style style:name="co5" style:family="table-column">
      <style:table-column-properties fo:break-before="auto" style:column-width="6.856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4cm" fo:break-before="auto" style:use-optimal-row-height="false"/>
    </style:style>
    <style:style style:name="ro4" style:family="table-row">
      <style:table-row-properties style:row-height="0.995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2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6" style:family="table-cell" style:parent-style-name="Default">
      <style:table-cell-properties style:rotation-angle="90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e6e6e6" fo:wrap-option="wrap" style:vertical-align="middle"/>
    </style:style>
    <style:style style:name="ce22" style:family="table-cell" style:parent-style-name="Default">
      <style:table-cell-properties fo:background-color="#e6e6e6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6 @ 26-03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Mesa de Testes – Módulo CGH [CGH]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style-name="ce2" table:number-columns-repeated="2"/>
          <table:table-cell/>
          <table:table-cell table:style-name="ce12"/>
          <table:table-cell table:number-columns-repeated="1020"/>
        </table:table-row>
        <table:table-row table:style-name="ro3">
          <table:table-cell table:style-name="ce3" office:value-type="string" table:number-columns-spanned="4" table:number-rows-spanned="1">
            <text:p>(Entre colchetes, o código do item.)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4" office:value-type="string">
            <office:annotation draw:style-name="gr1" draw:text-style-name="P1" svg:width="8.806cm" svg:height="2.201cm" svg:x="10.441cm" svg:y="0.916cm" draw:caption-point-x="-1.472cm" draw:caption-point-y="1.369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20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11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PLAN-GERAL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7" office:value-type="string" table:number-columns-spanned="4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6+ @ 08-04-2015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Mesa de Testes – Módulo CGH [CGH]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style-name="ce2" table:number-columns-repeated="3"/>
          <table:table-cell/>
          <table:table-cell table:style-name="ce12"/>
          <table:table-cell table:number-columns-repeated="1019"/>
        </table:table-row>
        <table:table-row table:style-name="ro3">
          <table:table-cell table:style-name="ce3" office:value-type="string" table:number-columns-spanned="5" table:number-rows-spanned="1">
            <text:p>(Entre colchetes, o código do item.)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8" office:value-type="string">
            <text:p>Códigos de Erro</text:p>
          </table:table-cell>
          <table:table-cell table:style-name="ce4" office:value-type="string">
            <office:annotation draw:style-name="gr1" draw:text-style-name="P1" svg:width="8.806cm" svg:height="2.201cm" svg:x="10.441cm" svg:y="0.916cm" draw:caption-point-x="-1.472cm" draw:caption-point-y="1.369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19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9" office:value-type="string">
            <text:p>[ERRO-BD-LER]</text:p>
          </table:table-cell>
          <table:table-cell table:style-name="ce18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9" office:value-type="string">
            <text:p>[ERRO-BD-ATUALIZAR]</text:p>
          </table:table-cell>
          <table:table-cell table:style-name="ce18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9" office:value-type="string">
            <text:p>[ERRO-GRADE-HOR-NOVA]</text:p>
          </table:table-cell>
          <table:table-cell table:style-name="ce18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9" office:value-type="string">
            <text:p>[ERRO-GRADE-HOR-TRANSF]</text:p>
          </table:table-cell>
          <table:table-cell table:style-name="ce18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9" office:value-type="string">
            <text:p>[ERRO-PDF-GERAR-TODOS]</text:p>
          </table:table-cell>
          <table:table-cell table:style-name="ce18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9" office:value-type="string">
            <text:p>[ERRO-SOBRE]</text:p>
          </table:table-cell>
          <table:table-cell table:style-name="ce18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9" office:value-type="string">
            <text:p>[ERRO-SAIR]</text:p>
          </table:table-cell>
          <table:table-cell table:style-name="ce18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9" office:value-type="string">
            <text:p>[ERRO-TURMA-SEL]</text:p>
          </table:table-cell>
          <table:table-cell table:style-name="ce18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9" office:value-type="string">
            <text:p>[ERRO-AULA-NOVA]</text:p>
          </table:table-cell>
          <table:table-cell table:style-name="ce19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9" office:value-type="string">
            <text:p>[ERRO-BD-ATUALIZAR-PLAN-GRADE]</text:p>
          </table:table-cell>
          <table:table-cell table:style-name="ce19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9" office:value-type="string">
            <text:p>[ERRO-TURMA-EDIT]</text:p>
          </table:table-cell>
          <table:table-cell table:style-name="ce19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9" office:value-type="string">
            <text:p>[ERRO-COR-EDIT]</text:p>
          </table:table-cell>
          <table:table-cell table:style-name="ce19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9" office:value-type="string">
            <text:p>[ERRO-PDF-GERAR-UNICO]</text:p>
          </table:table-cell>
          <table:table-cell table:style-name="ce19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PLAN-GERAL]</text:p>
          </table:table-cell>
          <table:table-cell table:style-name="ce9" office:value-type="string">
            <text:p>[ERRO-PLAN-GERAL]</text:p>
          </table:table-cell>
          <table:table-cell table:style-name="ce19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9" office:value-type="string">
            <text:p>[ERRO-FECHAR]</text:p>
          </table:table-cell>
          <table:table-cell table:style-name="ce19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9" office:value-type="string">
            <text:p>[ERRO-AULA-DEF]</text:p>
          </table:table-cell>
          <table:table-cell table:style-name="ce19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9" office:value-type="string">
            <text:p>[ERRO-AULA-PROPR]</text:p>
          </table:table-cell>
          <table:table-cell table:style-name="ce19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16" office:value-type="string">
            <text:p>-----</text:p>
          </table:table-cell>
          <table:table-cell table:style-name="ce17" office:value-type="string">
            <text:p>Autenticação</text:p>
            <text:p>[AUTENT]</text:p>
          </table:table-cell>
          <table:table-cell table:style-name="ce17" office:value-type="string">
            <text:p>[ERRO-AUTENT]</text:p>
          </table:table-cell>
          <table:table-cell table:style-name="ce20" office:value-type="string">
            <text:p>O*</text:p>
          </table:table-cell>
          <table:table-cell table:style-name="ce21" office:value-type="string">
            <text:p>Rever aberturas e fechamentos das conexões: abrir a conexão uma única vez?</text:p>
          </table:table-cell>
          <table:table-cell table:style-name="ce22"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7" office:value-type="string" table:number-columns-spanned="5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  <text:p><text:span text:style-name="T2"><text:s text:c="3"/></text:span><text:span text:style-name="T2">* Códigos de erro ainda não implementados.</text:span>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000-00-00T16:27:26.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50:54.98</meta:creation-date>
    <dc:date>2015-04-08T20:06:48.07</dc:date>
    <meta:editing-duration>P1DT4H57M2S</meta:editing-duration>
    <meta:editing-cycles>12</meta:editing-cycles>
    <meta:generator>LibreOffice/4.0.3.3$Windows_x86 LibreOffice_project/0eaa50a932c8f2199a615e1eb30f7ac74279539</meta:generator>
    <meta:document-statistic meta:table-count="2" meta:cell-count="113" meta:object-count="0"/>
  </office:meta>
</office:document-meta>
</file>